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order="none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124"/>
    <style:style style:name="ce22" style:family="table-cell" style:parent-style-name="Default" style:data-style-name="N11"/>
    <style:style style:name="ce5" style:family="table-cell" style:parent-style-name="Default" style:data-style-name="N2"/>
    <style:style style:name="ce7" style:family="table-cell" style:parent-style-name="Default" style:data-style-name="N123"/>
    <style:style style:name="ce8" style:family="table-cell" style:parent-style-name="Default" style:data-style-name="N1"/>
    <style:style style:name="ce26" style:family="table-cell" style:parent-style-name="Default" style:data-style-name="N0"/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 style:data-style-name="N2">
      <style:table-cell-properties fo:border="none"/>
    </style:style>
    <style:style style:name="ce30" style:family="table-cell" style:parent-style-name="Default" style:data-style-name="N124">
      <style:table-cell-properties fo:border="none"/>
    </style:style>
    <style:style style:name="ce31" style:family="table-cell" style:parent-style-name="Default" style:data-style-name="N123">
      <style:table-cell-properties fo:border="none"/>
    </style:style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 style:data-style-name="N10"/>
    <style:style style:name="ce38" style:family="table-cell" style:parent-style-name="Default" style:data-style-name="N3"/>
    <style:style style:name="ce13" style:family="table-cell" style:parent-style-name="Default" style:data-style-name="N124">
      <style:table-cell-properties fo:border-bottom="none" fo:border-left="none" fo:border-right="0.74pt solid #000000" fo:border-top="none"/>
    </style:style>
    <style:style style:name="ce40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7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Стержень 1</text:p>
          </table:table-cell>
          <table:table-cell table:style-name="ce17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медь</text:p>
          </table:table-cell>
          <table:table-cell table:number-columns-repeated="9"/>
          <table:table-cell office:value-type="string" calcext:value-type="string">
            <text:p>\sigma_d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sigma</text:p>
          </table:table-cell>
          <table:table-cell table:number-columns-repeated="8"/>
          <table:table-cell office:value-type="string" calcext:value-type="string">
            <text:p>\sigma_h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\sigma_m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, м/с</text:p>
          </table:table-cell>
          <table:table-cell office:value-type="float" office:value="3790" calcext:value-type="float">
            <text:p>3790</text:p>
          </table:table-cell>
          <table:table-cell/>
          <table:table-cell table:formula="of:=[.B5]/[.B6]" office:value-type="float" office:value="1.2" calcext:value-type="float">
            <text:p>1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_предв</text:p>
          </table:table-cell>
          <table:table-cell table:formula="of:=[.B5]/2/[.B4] * 100" office:value-type="float" office:value="3158.33333333333" calcext:value-type="float">
            <text:p>3158.333333333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резонанс</text:p>
          </table:table-cell>
          <table:table-cell table:number-columns-repeated="10"/>
          <table:table-cell office:value-type="string" calcext:value-type="string">
            <text:p>\lambda/R</text:p>
          </table:table-cell>
          <table:table-cell table:style-name="ce7" table:formula="of:=[.F13]/10 / 4 * [.H8] / [.B4]" office:value-type="float" office:value="0.0353208333333333" calcext:value-type="float">
            <text:p>0.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, Гц</text:p>
          </table:table-cell>
          <table:table-cell table:style-name="ce6" table:formula="of:=3.2187*1000" office:value-type="float" office:value="3218.7" calcext:value-type="float">
            <text:p>3218.7</text:p>
          </table:table-cell>
          <table:table-cell table:style-name="ce6" table:formula="of:=6.4442*1000" office:value-type="float" office:value="6444.2" calcext:value-type="float">
            <text:p>6444.2</text:p>
          </table:table-cell>
          <table:table-cell table:style-name="ce6" table:formula="of:=9.6637*1000" office:value-type="float" office:value="9663.7" calcext:value-type="float">
            <text:p>9663.7</text:p>
          </table:table-cell>
          <table:table-cell table:style-name="ce6" table:formula="of:=12.89*1000" office:value-type="float" office:value="12890" calcext:value-type="float">
            <text:p>12890.0</text:p>
          </table:table-cell>
          <table:table-cell table:style-name="ce6" table:formula="of:=16.105*1000" office:value-type="float" office:value="16105" calcext:value-type="float">
            <text:p>16105.0</text:p>
          </table:table-cell>
          <table:table-cell table:style-name="ce6" table:formula="of:=19.308*1000" office:value-type="float" office:value="19308" calcext:value-type="float">
            <text:p>19308.0</text:p>
          </table:table-cell>
          <table:table-cell table:style-name="ce6" table:formula="of:=22.472*1000" office:value-type="float" office:value="22472" calcext:value-type="float">
            <text:p>22472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_теор, Гц</text:p>
          </table:table-cell>
          <table:table-cell table:style-name="ce6"/>
          <table:table-cell table:style-name="ce6" table:formula="of:=[.$B$9]*[.C8]" office:value-type="float" office:value="6437.4" calcext:value-type="float">
            <text:p>6437.4</text:p>
          </table:table-cell>
          <table:table-cell table:style-name="ce6" table:formula="of:=[.$B$9]*[.D8]" office:value-type="float" office:value="9656.1" calcext:value-type="float">
            <text:p>9656.1</text:p>
          </table:table-cell>
          <table:table-cell table:style-name="ce6" table:formula="of:=[.$B$9]*[.E8]" office:value-type="float" office:value="12874.8" calcext:value-type="float">
            <text:p>12874.8</text:p>
          </table:table-cell>
          <table:table-cell table:style-name="ce6" table:formula="of:=[.$B$9]*[.F8]" office:value-type="float" office:value="16093.5" calcext:value-type="float">
            <text:p>16093.5</text:p>
          </table:table-cell>
          <table:table-cell table:style-name="ce6" table:formula="of:=[.$B$9]*[.G8]" office:value-type="float" office:value="19312.2" calcext:value-type="float">
            <text:p>19312.2</text:p>
          </table:table-cell>
          <table:table-cell table:style-name="ce6" table:formula="of:=[.$B$9]*[.H8]" office:value-type="float" office:value="22530.9" calcext:value-type="float">
            <text:p>22530.9</text:p>
          </table:table-cell>
          <table:table-cell table:number-columns-repeated="10"/>
        </table:table-row>
        <table:table-row table:style-name="ro1">
          <table:table-cell/>
          <table:table-cell table:style-name="ce22" table:formula="of:=[.$F$4]/[.B9]" office:value-type="percentage" office:value="0.0000932053313449529" calcext:value-type="percentage">
            <text:p>0.01%</text:p>
          </table:table-cell>
          <table:table-cell table:style-name="ce22" table:formula="of:=[.$F$4]/[.C9]" office:value-type="percentage" office:value="0.000046553489959964" calcext:value-type="percentage">
            <text:p>0.00%</text:p>
          </table:table-cell>
          <table:table-cell table:style-name="ce22" table:formula="of:=[.$F$4]/[.D9]" office:value-type="percentage" office:value="0.0000310440100582593" calcext:value-type="percentage">
            <text:p>0.00%</text:p>
          </table:table-cell>
          <table:table-cell table:style-name="ce22" table:formula="of:=[.$F$4]/[.E9]" office:value-type="percentage" office:value="0.0000232738557020946" calcext:value-type="percentage">
            <text:p>0.00%</text:p>
          </table:table-cell>
          <table:table-cell table:style-name="ce22" table:formula="of:=[.$F$4]/[.F9]" office:value-type="percentage" office:value="0.0000186277553554797" calcext:value-type="percentage">
            <text:p>0.00%</text:p>
          </table:table-cell>
          <table:table-cell table:style-name="ce22" table:formula="of:=[.$F$4]/[.G9]" office:value-type="percentage" office:value="0.0000155376009944065" calcext:value-type="percentage">
            <text:p>0.00%</text:p>
          </table:table-cell>
          <table:table-cell table:style-name="ce22" table:formula="of:=[.$F$4]/[.H9]" office:value-type="percentage" office:value="0.0000133499466002136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, мм</text:p>
          </table:table-cell>
          <table:table-cell table:style-name="ce5" office:value-type="float" office:value="11.85" calcext:value-type="float">
            <text:p>11.85</text:p>
          </table:table-cell>
          <table:table-cell table:style-name="ce5" office:value-type="float" office:value="11.96" calcext:value-type="float">
            <text:p>11.96</text:p>
          </table:table-cell>
          <table:table-cell table:style-name="ce5" office:value-type="float" office:value="11.85" calcext:value-type="float">
            <text:p>11.85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12.11" calcext:value-type="float">
            <text:p>12.11</text:p>
          </table:table-cell>
          <table:table-cell table:style-name="ce5" office:value-type="float" office:value="11.96" calcext:value-type="float">
            <text:p>11.96</text:p>
          </table:table-cell>
          <table:table-cell table:style-name="ce5" office:value-type="float" office:value="11.94" calcext:value-type="float">
            <text:p>11.94</text:p>
          </table:table-cell>
          <table:table-cell table:style-name="ce29" office:value-type="float" office:value="11.95" calcext:value-type="float">
            <text:p>1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, мм</text:p>
          </table:table-cell>
          <table:table-cell table:style-name="ce6" office:value-type="float" office:value="29.8" calcext:value-type="float">
            <text:p>29.8</text:p>
          </table:table-cell>
          <table:table-cell table:style-name="ce6" office:value-type="float" office:value="30.3" calcext:value-type="float">
            <text:p>30.3</text:p>
          </table:table-cell>
          <table:table-cell table:style-name="ce6" office:value-type="float" office:value="30.1" calcext:value-type="float">
            <text:p>30.1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40" calcext:value-type="float">
            <text:p>40.0</text:p>
          </table:table-cell>
          <table:table-cell table:style-name="ce6" office:value-type="float" office:value="40.5" calcext:value-type="float">
            <text:p>40.5</text:p>
          </table:table-cell>
          <table:table-cell table:style-name="ce6" office:value-type="float" office:value="39.7" calcext:value-type="float">
            <text:p>39.7</text:p>
          </table:table-cell>
          <table:table-cell table:style-name="ce30" office:value-type="float" office:value="41.5" calcext:value-type="float">
            <text:p>41.5</text:p>
          </table:table-cell>
          <table:table-cell table:number-columns-repeated="2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m, г</text:p>
          </table:table-cell>
          <table:table-cell table:style-name="ce7" office:value-type="float" office:value="29.109" calcext:value-type="float">
            <text:p>29.109</text:p>
          </table:table-cell>
          <table:table-cell table:style-name="ce7" office:value-type="float" office:value="30.106" calcext:value-type="float">
            <text:p>30.106</text:p>
          </table:table-cell>
          <table:table-cell table:style-name="ce7" office:value-type="float" office:value="29.453" calcext:value-type="float">
            <text:p>29.453</text:p>
          </table:table-cell>
          <table:table-cell table:style-name="ce7" office:value-type="float" office:value="38.71" calcext:value-type="float">
            <text:p>38.710</text:p>
          </table:table-cell>
          <table:table-cell table:style-name="ce7" office:value-type="float" office:value="40.989" calcext:value-type="float">
            <text:p>40.989</text:p>
          </table:table-cell>
          <table:table-cell table:style-name="ce7" office:value-type="float" office:value="40.347" calcext:value-type="float">
            <text:p>40.347</text:p>
          </table:table-cell>
          <table:table-cell table:style-name="ce7" office:value-type="float" office:value="39.382" calcext:value-type="float">
            <text:p>39.382</text:p>
          </table:table-cell>
          <table:table-cell table:style-name="ce31" office:value-type="float" office:value="41.333" calcext:value-type="float">
            <text:p>41.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rho</text:p>
          </table:table-cell>
          <table:table-cell table:style-name="ce8" table:formula="of:=[.B15]/(PI() * POWER([.B13]/1000; 2) /4 * [.B14]/1000) /1000" office:value-type="float" office:value="8856.95503722428" calcext:value-type="float">
            <text:p>8857</text:p>
          </table:table-cell>
          <table:table-cell table:style-name="ce8" table:formula="of:=[.C15]/(PI() * POWER([.C13]/1000; 2) /4 * [.C14]/1000) /1000" office:value-type="float" office:value="8844.19252832946" calcext:value-type="float">
            <text:p>8844</text:p>
          </table:table-cell>
          <table:table-cell table:style-name="ce8" table:formula="of:=[.D15]/(PI() * POWER([.D13]/1000; 2) /4 * [.D14]/1000) /1000" office:value-type="float" office:value="8872.30493383127" calcext:value-type="float">
            <text:p>8872</text:p>
          </table:table-cell>
          <table:table-cell table:style-name="ce8" table:formula="of:=[.E15]/(PI() * POWER([.E13]/1000; 2) /4 * [.E14]/1000) /1000" office:value-type="float" office:value="8858.34337115332" calcext:value-type="float">
            <text:p>8858</text:p>
          </table:table-cell>
          <table:table-cell table:style-name="ce8" table:formula="of:=[.F15]/(PI() * POWER([.F13]/1000; 2) /4 * [.F14]/1000) /1000" office:value-type="float" office:value="8896.70446232096" calcext:value-type="float">
            <text:p>8897</text:p>
          </table:table-cell>
          <table:table-cell table:style-name="ce8" table:formula="of:=[.G15]/(PI() * POWER([.G13]/1000; 2) /4 * [.G14]/1000) /1000" office:value-type="float" office:value="8867.5569112571" calcext:value-type="float">
            <text:p>8868</text:p>
          </table:table-cell>
          <table:table-cell table:style-name="ce8" table:formula="of:=[.H15]/(PI() * POWER([.H13]/1000; 2) /4 * [.H14]/1000) /1000" office:value-type="float" office:value="8859.49007858429" calcext:value-type="float">
            <text:p>8859</text:p>
          </table:table-cell>
          <table:table-cell table:style-name="ce32" table:formula="of:=[.I15]/(PI() * POWER([.I13]/1000; 2) /4 * [.I14]/1000) /1000" office:value-type="float" office:value="8880.20802216533" calcext:value-type="float">
            <text:p>8880</text:p>
          </table:table-cell>
          <table:table-cell table:style-name="ce8" table:formula="of:=AVERAGE([.B16:.I16])" office:value-type="float" office:value="8866.96941810825" calcext:value-type="float">
            <text:p>8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\sigma_\rho</text:p>
          </table:table-cell>
          <table:table-cell table:style-name="ce8" table:formula="of:=SQRT(POWER([.$M$4]*[.B16]/[.B15]; 2) + POWER([.$M$3] * [.B16]/[.B14]; 2) + POWER([.$M$2] * 2 * [.B16]/[.B13]; 2))" office:value-type="float" office:value="33.2813234244512" calcext:value-type="float">
            <text:p>33</text:p>
          </table:table-cell>
          <table:table-cell table:style-name="ce8" table:formula="of:=SQRT(POWER([.$M$4]*[.C16]/[.C15]; 2) + POWER([.$M$3] * [.C16]/[.C14]; 2) + POWER([.$M$2] * 2 * [.C16]/[.C13]; 2))" office:value-type="float" office:value="32.733666464084" calcext:value-type="float">
            <text:p>33</text:p>
          </table:table-cell>
          <table:table-cell table:style-name="ce8" table:formula="of:=SQRT(POWER([.$M$4]*[.D16]/[.D15]; 2) + POWER([.$M$3] * [.D16]/[.D14]; 2) + POWER([.$M$2] * 2 * [.D16]/[.D13]; 2))" office:value-type="float" office:value="33.0739809882452" calcext:value-type="float">
            <text:p>33</text:p>
          </table:table-cell>
          <table:table-cell table:style-name="ce8" table:formula="of:=SQRT(POWER([.$M$4]*[.E16]/[.E15]; 2) + POWER([.$M$3] * [.E16]/[.E14]; 2) + POWER([.$M$2] * 2 * [.E16]/[.E13]; 2))" office:value-type="float" office:value="26.6642594597362" calcext:value-type="float">
            <text:p>27</text:p>
          </table:table-cell>
          <table:table-cell table:style-name="ce8" table:formula="of:=SQRT(POWER([.$M$4]*[.F16]/[.F15]; 2) + POWER([.$M$3] * [.F16]/[.F14]; 2) + POWER([.$M$2] * 2 * [.F16]/[.F13]; 2))" office:value-type="float" office:value="26.6647463946368" calcext:value-type="float">
            <text:p>27</text:p>
          </table:table-cell>
          <table:table-cell table:style-name="ce8" table:formula="of:=SQRT(POWER([.$M$4]*[.G16]/[.G15]; 2) + POWER([.$M$3] * [.G16]/[.G14]; 2) + POWER([.$M$2] * 2 * [.G16]/[.G13]; 2))" office:value-type="float" office:value="26.4523095685222" calcext:value-type="float">
            <text:p>26</text:p>
          </table:table-cell>
          <table:table-cell table:style-name="ce8" table:formula="of:=SQRT(POWER([.$M$4]*[.H16]/[.H15]; 2) + POWER([.$M$3] * [.H16]/[.H14]; 2) + POWER([.$M$2] * 2 * [.H16]/[.H13]; 2))" office:value-type="float" office:value="26.8083888523679" calcext:value-type="float">
            <text:p>27</text:p>
          </table:table-cell>
          <table:table-cell table:style-name="ce8" table:formula="of:=SQRT(POWER([.$M$4]*[.I16]/[.I15]; 2) + POWER([.$M$3] * [.I16]/[.I14]; 2) + POWER([.$M$2] * 2 * [.I16]/[.I13]; 2))" office:value-type="float" office:value="26.0610994808614" calcext:value-type="float">
            <text:p>26</text:p>
          </table:table-cell>
          <table:table-cell table:style-name="ce8" table:formula="of:=AVERAGE([.B17:.I17])" office:value-type="float" office:value="28.9674718291131" calcext:value-type="float">
            <text:p>29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6" table:formula="of:=POWER([.$J$16]-[.B16]; 2)" office:value-type="float" office:value="100.28782448932" calcext:value-type="float">
            <text:p>100.28782448932</text:p>
          </table:table-cell>
          <table:table-cell table:style-name="ce26" table:formula="of:=POWER([.$J$16]-[.C16]; 2)" office:value-type="float" office:value="518.786707995317" calcext:value-type="float">
            <text:p>518.786707995317</text:p>
          </table:table-cell>
          <table:table-cell table:style-name="ce26" table:formula="of:=POWER([.$J$16]-[.D16]; 2)" office:value-type="float" office:value="28.4677280306115" calcext:value-type="float">
            <text:p>28.4677280306115</text:p>
          </table:table-cell>
          <table:table-cell table:style-name="ce26" table:formula="of:=POWER([.$J$16]-[.E16]; 2)" office:value-type="float" office:value="74.4086860686682" calcext:value-type="float">
            <text:p>74.4086860686682</text:p>
          </table:table-cell>
          <table:table-cell table:style-name="ce26" table:formula="of:=POWER([.$J$16]-[.F16]; 2)" office:value-type="float" office:value="884.172854331813" calcext:value-type="float">
            <text:p>884.172854331813</text:p>
          </table:table-cell>
          <table:table-cell table:style-name="ce26" table:formula="of:=POWER([.$J$16]-[.G16]; 2)" office:value-type="float" office:value="0.345148199950699" calcext:value-type="float">
            <text:p>0.345148199950699</text:p>
          </table:table-cell>
          <table:table-cell table:style-name="ce26" table:formula="of:=POWER([.$J$16]-[.H16]; 2)" office:value-type="float" office:value="55.940519714716" calcext:value-type="float">
            <text:p>55.940519714716</text:p>
          </table:table-cell>
          <table:table-cell table:style-name="ce26" table:formula="of:=POWER([.$J$16]-[.I16]; 2)" office:value-type="float" office:value="175.260637380184" calcext:value-type="float">
            <text:p>175.260637380184</text:p>
          </table:table-cell>
          <table:table-cell table:style-name="ce8" table:formula="of:=SQRT(SUM([.B18:.I18])/56)" office:value-type="float" office:value="5.72848475697572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17" table:number-columns-repeated="7"/>
          <table:table-cell/>
          <table:table-cell table:style-name="ce8" table:formula="of:=SQRT([.J18]*[.J18]+[.J17]*[.J17])" office:value-type="float" office:value="29.5284601999726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Стержень 2</text:p>
          </table:table-cell>
          <table:table-cell table:style-name="ce4" table:number-columns-repeated="14"/>
          <table:table-cell table:style-name="ce10"/>
          <table:table-cell table:number-columns-repeated="2"/>
        </table:table-row>
        <table:table-row table:style-name="ro1">
          <table:table-cell table:style-name="ce2" office:value-type="string" calcext:value-type="string">
            <text:p>материал</text:p>
          </table:table-cell>
          <table:table-cell office:value-type="string" calcext:value-type="string">
            <text:p>сталь</text:p>
          </table:table-cell>
          <table:table-cell table:number-columns-repeated="6"/>
          <table:table-cell table:style-name="Default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/>
          <table:table-cell/>
          <table:table-cell office:value-type="string" calcext:value-type="string">
            <text:p>\sigma</text:p>
          </table:table-cell>
          <table:table-cell table:number-columns-repeated="5"/>
          <table:table-cell table:style-name="Default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L, см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добротность</text:p>
          </table:table-cell>
          <table:table-cell table:number-columns-repeated="3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u, м/с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f_бочки</text:p>
          </table:table-cell>
          <table:table-cell table:style-name="ce6" table:formula="of:=4.1301*1000" office:value-type="float" office:value="4130.1" calcext:value-type="float">
            <text:p>4130.1</text:p>
          </table:table-cell>
          <table:table-cell table:number-columns-repeated="2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f_предв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f_эллипса</text:p>
          </table:table-cell>
          <table:table-cell table:formula="of:=4.129*1000" office:value-type="float" office:value="4129" calcext:value-type="float">
            <text:p>4129</text:p>
          </table:table-cell>
          <table:table-cell table:formula="of:=4.129*1000" office:value-type="float" office:value="4129" calcext:value-type="float">
            <text:p>4129</text:p>
          </table:table-cell>
          <table:table-cell table:formula="of:=4.129*1000" office:value-type="float" office:value="4129" calcext:value-type="float">
            <text:p>4129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резонанс</text:p>
          </table:table-cell>
          <table:table-cell table:number-columns-repeated="7"/>
          <table:table-cell table:style-name="Default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  <table:table-cell office:value-type="string" calcext:value-type="string">
            <text:p>A, дел</text:p>
          </table:table-cell>
          <table:table-cell table:number-columns-repeated="3" office:value-type="float" office:value="27" calcext:value-type="float">
            <text:p>27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f, Гц</text:p>
          </table:table-cell>
          <table:table-cell table:style-name="ce6" table:formula="of:=4.1286*1000" office:value-type="float" office:value="4128.6" calcext:value-type="float">
            <text:p>4128.6</text:p>
          </table:table-cell>
          <table:table-cell table:style-name="ce6" table:formula="of:=8.2851*1000" office:value-type="float" office:value="8285.1" calcext:value-type="float">
            <text:p>8285.1</text:p>
          </table:table-cell>
          <table:table-cell table:style-name="ce6" table:formula="of:=12.4*1000" office:value-type="float" office:value="12400" calcext:value-type="float">
            <text:p>12400.0</text:p>
          </table:table-cell>
          <table:table-cell table:style-name="ce6" table:formula="of:=16.529*1000" office:value-type="float" office:value="16529" calcext:value-type="float">
            <text:p>16529.0</text:p>
          </table:table-cell>
          <table:table-cell table:style-name="ce6" table:formula="of:=20.653*1000" office:value-type="float" office:value="20653" calcext:value-type="float">
            <text:p>20653.0</text:p>
          </table:table-cell>
          <table:table-cell table:style-name="ce6" table:formula="of:=24.772*1000" office:value-type="float" office:value="24772" calcext:value-type="float">
            <text:p>24772.0</text:p>
          </table:table-cell>
          <table:table-cell table:style-name="ce6" table:formula="of:=28.882*1000" office:value-type="float" office:value="28882" calcext:value-type="float">
            <text:p>28882.0</text:p>
          </table:table-cell>
          <table:table-cell table:style-name="Default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f_теор, Гц</text:p>
          </table:table-cell>
          <table:table-cell table:style-name="ce6"/>
          <table:table-cell table:style-name="ce6" table:formula="of:=[.$B$29]*[.C28]" office:value-type="float" office:value="8257.2" calcext:value-type="float">
            <text:p>8257.2</text:p>
          </table:table-cell>
          <table:table-cell table:style-name="ce6" table:formula="of:=[.$B$29]*[.D28]" office:value-type="float" office:value="12385.8" calcext:value-type="float">
            <text:p>12385.8</text:p>
          </table:table-cell>
          <table:table-cell table:style-name="ce6" table:formula="of:=[.$B$29]*[.E28]" office:value-type="float" office:value="16514.4" calcext:value-type="float">
            <text:p>16514.4</text:p>
          </table:table-cell>
          <table:table-cell table:style-name="ce6" table:formula="of:=[.$B$29]*[.F28]" office:value-type="float" office:value="20643" calcext:value-type="float">
            <text:p>20643.0</text:p>
          </table:table-cell>
          <table:table-cell table:style-name="ce6" table:formula="of:=[.$B$29]*[.G28]" office:value-type="float" office:value="24771.6" calcext:value-type="float">
            <text:p>24771.6</text:p>
          </table:table-cell>
          <table:table-cell table:style-name="ce6" table:formula="of:=[.$B$29]*[.H28]" office:value-type="float" office:value="28900.2" calcext:value-type="float">
            <text:p>28900.2</text:p>
          </table:table-cell>
          <table:table-cell table:style-name="Default"/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/sqrt(2), дел</text:p>
          </table:table-cell>
          <table:table-cell table:style-name="ce5" table:formula="of:=[.M28]/SQRT(2)" office:value-type="float" office:value="19.0918830920368" calcext:value-type="float">
            <text:p>19.09</text:p>
          </table:table-cell>
          <table:table-cell table:style-name="ce5" table:formula="of:=[.N28]/SQRT(2)" office:value-type="float" office:value="19.0918830920368" calcext:value-type="float">
            <text:p>19.09</text:p>
          </table:table-cell>
          <table:table-cell table:style-name="ce5" table:formula="of:=[.O28]/SQRT(2)" office:value-type="float" office:value="19.0918830920368" calcext:value-type="float">
            <text:p>19.09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-</text:p>
          </table:table-cell>
          <table:table-cell table:formula="of:=4.1273*1000" office:value-type="float" office:value="4127.3" calcext:value-type="float">
            <text:p>4127.3</text:p>
          </table:table-cell>
          <table:table-cell table:formula="of:=4.1274*1000" office:value-type="float" office:value="4127.4" calcext:value-type="float">
            <text:p>4127.4</text:p>
          </table:table-cell>
          <table:table-cell table:formula="of:=4.1273*1000" office:value-type="float" office:value="4127.3" calcext:value-type="float">
            <text:p>4127.3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d, мм</text:p>
          </table:table-cell>
          <table:table-cell table:style-name="ce5" office:value-type="float" office:value="11.98" calcext:value-type="float">
            <text:p>11.98</text:p>
          </table:table-cell>
          <table:table-cell table:style-name="ce5" office:value-type="float" office:value="11.83" calcext:value-type="float">
            <text:p>11.83</text:p>
          </table:table-cell>
          <table:table-cell table:style-name="ce5" office:value-type="float" office:value="11.99" calcext:value-type="float">
            <text:p>11.99</text:p>
          </table:table-cell>
          <table:table-cell table:number-columns-repeated="2" table:style-name="ce5" office:value-type="float" office:value="12" calcext:value-type="float">
            <text:p>12.00</text:p>
          </table:table-cell>
          <table:table-cell table:style-name="ce5" office:value-type="float" office:value="11.99" calcext:value-type="float">
            <text:p>11.99</text:p>
          </table:table-cell>
          <table:table-cell table:style-name="ce5" office:value-type="float" office:value="11.89" calcext:value-type="float">
            <text:p>11.89</text:p>
          </table:table-cell>
          <table:table-cell table:style-name="ce5" office:value-type="float" office:value="12.11" calcext:value-type="float">
            <text:p>12.11</text:p>
          </table:table-cell>
          <table:table-cell table:number-columns-repeated="2"/>
          <table:table-cell office:value-type="string" calcext:value-type="string">
            <text:p>f_+</text:p>
          </table:table-cell>
          <table:table-cell table:style-name="ce6" table:formula="of:=4.1303*1000" office:value-type="float" office:value="4130.3" calcext:value-type="float">
            <text:p>4130.3</text:p>
          </table:table-cell>
          <table:table-cell table:formula="of:=4.1305*1000" office:value-type="float" office:value="4130.5" calcext:value-type="float">
            <text:p>4130.5</text:p>
          </table:table-cell>
          <table:table-cell table:formula="of:=4.1304*1000" office:value-type="float" office:value="4130.4" calcext:value-type="float">
            <text:p>4130.4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h, мм</text:p>
          </table:table-cell>
          <table:table-cell table:style-name="ce6" office:value-type="float" office:value="29.6" calcext:value-type="float">
            <text:p>29.6</text:p>
          </table:table-cell>
          <table:table-cell table:style-name="ce6" office:value-type="float" office:value="32.2" calcext:value-type="float">
            <text:p>32.2</text:p>
          </table:table-cell>
          <table:table-cell table:style-name="ce6" office:value-type="float" office:value="29.9" calcext:value-type="float">
            <text:p>29.9</text:p>
          </table:table-cell>
          <table:table-cell table:style-name="ce6" office:value-type="float" office:value="40" calcext:value-type="float">
            <text:p>40.0</text:p>
          </table:table-cell>
          <table:table-cell table:style-name="ce6" office:value-type="float" office:value="39.7" calcext:value-type="float">
            <text:p>39.7</text:p>
          </table:table-cell>
          <table:table-cell table:style-name="ce6" office:value-type="float" office:value="39.9" calcext:value-type="float">
            <text:p>39.9</text:p>
          </table:table-cell>
          <table:table-cell table:style-name="ce6" office:value-type="float" office:value="41.1" calcext:value-type="float">
            <text:p>41.1</text:p>
          </table:table-cell>
          <table:table-cell table:style-name="ce6" office:value-type="float" office:value="41.3" calcext:value-type="float">
            <text:p>41.3</text:p>
          </table:table-cell>
          <table:table-cell table:number-columns-repeated="6"/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m, г</text:p>
          </table:table-cell>
          <table:table-cell table:style-name="ce7" office:value-type="float" office:value="26.022" calcext:value-type="float">
            <text:p>26.022</text:p>
          </table:table-cell>
          <table:table-cell table:style-name="ce7" office:value-type="float" office:value="28.105" calcext:value-type="float">
            <text:p>28.105</text:p>
          </table:table-cell>
          <table:table-cell table:style-name="ce7" office:value-type="float" office:value="26.151" calcext:value-type="float">
            <text:p>26.151</text:p>
          </table:table-cell>
          <table:table-cell table:style-name="ce7" office:value-type="float" office:value="35.186" calcext:value-type="float">
            <text:p>35.186</text:p>
          </table:table-cell>
          <table:table-cell table:style-name="ce7" office:value-type="float" office:value="34.938" calcext:value-type="float">
            <text:p>34.938</text:p>
          </table:table-cell>
          <table:table-cell table:style-name="ce7" office:value-type="float" office:value="35.145" calcext:value-type="float">
            <text:p>35.145</text:p>
          </table:table-cell>
          <table:table-cell table:style-name="ce7" office:value-type="float" office:value="36.916" calcext:value-type="float">
            <text:p>36.916</text:p>
          </table:table-cell>
          <table:table-cell table:style-name="ce7" office:value-type="float" office:value="37.08" calcext:value-type="float">
            <text:p>37.080</text:p>
          </table:table-cell>
          <table:table-cell table:number-columns-repeated="2"/>
          <table:table-cell office:value-type="string" calcext:value-type="string">
            <text:p>\Delta f</text:p>
          </table:table-cell>
          <table:table-cell table:formula="of:=ABS([.M32]-[.M33])" office:value-type="float" office:value="3" calcext:value-type="float">
            <text:p>3</text:p>
          </table:table-cell>
          <table:table-cell table:formula="of:=ABS([.N32]-[.N33])" office:value-type="float" office:value="3.10000000000036" calcext:value-type="float">
            <text:p>3.10000000000036</text:p>
          </table:table-cell>
          <table:table-cell table:formula="of:=ABS([.O32]-[.O33])" office:value-type="float" office:value="3.09999999999945" calcext:value-type="float">
            <text:p>3.09999999999945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 office:value-type="string" calcext:value-type="string">
            <text:p>\rho</text:p>
          </table:table-cell>
          <table:table-cell table:style-name="ce8" table:formula="of:=[.B35]/(PI() * POWER([.B33]/1000; 2) /4 * [.B34]/1000) /1000" office:value-type="float" office:value="7799.11715184985" calcext:value-type="float">
            <text:p>7799</text:p>
          </table:table-cell>
          <table:table-cell table:style-name="ce8" table:formula="of:=[.C35]/(PI() * POWER([.C33]/1000; 2) /4 * [.C34]/1000) /1000" office:value-type="float" office:value="7940.87477350301" calcext:value-type="float">
            <text:p>7941</text:p>
          </table:table-cell>
          <table:table-cell table:style-name="ce8" table:formula="of:=[.D35]/(PI() * POWER([.D33]/1000; 2) /4 * [.D34]/1000) /1000" office:value-type="float" office:value="7746.20283462561" calcext:value-type="float">
            <text:p>7746</text:p>
          </table:table-cell>
          <table:table-cell table:style-name="ce8" table:formula="of:=[.E35]/(PI() * POWER([.E33]/1000; 2) /4 * [.E34]/1000) /1000" office:value-type="float" office:value="7777.8136494881" calcext:value-type="float">
            <text:p>7778</text:p>
          </table:table-cell>
          <table:table-cell table:style-name="ce8" table:formula="of:=[.F35]/(PI() * POWER([.F33]/1000; 2) /4 * [.F34]/1000) /1000" office:value-type="float" office:value="7781.35376678511" calcext:value-type="float">
            <text:p>7781</text:p>
          </table:table-cell>
          <table:table-cell table:style-name="ce8" table:formula="of:=[.G35]/(PI() * POWER([.G33]/1000; 2) /4 * [.G34]/1000) /1000" office:value-type="float" office:value="7801.21782490069" calcext:value-type="float">
            <text:p>7801</text:p>
          </table:table-cell>
          <table:table-cell table:style-name="ce8" table:formula="of:=[.H35]/(PI() * POWER([.H33]/1000; 2) /4 * [.H34]/1000) /1000" office:value-type="float" office:value="8089.45428058179" calcext:value-type="float">
            <text:p>8089</text:p>
          </table:table-cell>
          <table:table-cell table:style-name="ce8" table:formula="of:=[.I35]/(PI() * POWER([.I33]/1000; 2) /4 * [.I34]/1000) /1000" office:value-type="float" office:value="7794.91719683279" calcext:value-type="float">
            <text:p>7795</text:p>
          </table:table-cell>
          <table:table-cell table:style-name="ce8" table:formula="of:=AVERAGE([.B36:.I36])" office:value-type="float" office:value="7841.36893482087" calcext:value-type="float">
            <text:p>7841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\sigma_\rho</text:p>
          </table:table-cell>
          <table:table-cell table:style-name="ce8" table:formula="of:=SQRT(POWER([.$M$4]*[.B36]/[.B35]; 2) + POWER([.$M$3] * [.B36]/[.B34]; 2) + POWER([.$M$2] * 2 * [.B36]/[.B33]; 2))" office:value-type="float" office:value="29.4035941072406" calcext:value-type="float">
            <text:p>29</text:p>
          </table:table-cell>
          <table:table-cell table:style-name="ce8" table:formula="of:=SQRT(POWER([.$M$4]*[.C36]/[.C35]; 2) + POWER([.$M$3] * [.C36]/[.C34]; 2) + POWER([.$M$2] * 2 * [.C36]/[.C33]; 2))" office:value-type="float" office:value="28.0912524456198" calcext:value-type="float">
            <text:p>28</text:p>
          </table:table-cell>
          <table:table-cell table:style-name="ce8" table:formula="of:=SQRT(POWER([.$M$4]*[.D36]/[.D35]; 2) + POWER([.$M$3] * [.D36]/[.D34]; 2) + POWER([.$M$2] * 2 * [.D36]/[.D33]; 2))" office:value-type="float" office:value="28.964098306732" calcext:value-type="float">
            <text:p>29</text:p>
          </table:table-cell>
          <table:table-cell table:style-name="ce8" table:formula="of:=SQRT(POWER([.$M$4]*[.E36]/[.E35]; 2) + POWER([.$M$3] * [.E36]/[.E34]; 2) + POWER([.$M$2] * 2 * [.E36]/[.E33]; 2))" office:value-type="float" office:value="23.3788286311611" calcext:value-type="float">
            <text:p>23</text:p>
          </table:table-cell>
          <table:table-cell table:style-name="ce8" table:formula="of:=SQRT(POWER([.$M$4]*[.F36]/[.F35]; 2) + POWER([.$M$3] * [.F36]/[.F34]; 2) + POWER([.$M$2] * 2 * [.F36]/[.F33]; 2))" office:value-type="float" office:value="23.5120092502454" calcext:value-type="float">
            <text:p>24</text:p>
          </table:table-cell>
          <table:table-cell table:style-name="ce8" table:formula="of:=SQRT(POWER([.$M$4]*[.G36]/[.G35]; 2) + POWER([.$M$3] * [.G36]/[.G34]; 2) + POWER([.$M$2] * 2 * [.G36]/[.G33]; 2))" office:value-type="float" office:value="23.4958735932416" calcext:value-type="float">
            <text:p>23</text:p>
          </table:table-cell>
          <table:table-cell table:style-name="ce8" table:formula="of:=SQRT(POWER([.$M$4]*[.H36]/[.H35]; 2) + POWER([.$M$3] * [.H36]/[.H34]; 2) + POWER([.$M$2] * 2 * [.H36]/[.H33]; 2))" office:value-type="float" office:value="23.937054376911" calcext:value-type="float">
            <text:p>24</text:p>
          </table:table-cell>
          <table:table-cell table:style-name="ce8" table:formula="of:=SQRT(POWER([.$M$4]*[.I36]/[.I35]; 2) + POWER([.$M$3] * [.I36]/[.I34]; 2) + POWER([.$M$2] * 2 * [.I36]/[.I33]; 2))" office:value-type="float" office:value="22.8549570489789" calcext:value-type="float">
            <text:p>23</text:p>
          </table:table-cell>
          <table:table-cell table:style-name="ce8" table:formula="of:=AVERAGE([.B37:.I37])" office:value-type="float" office:value="25.4547084700163" calcext:value-type="float">
            <text:p>25</text:p>
          </table:table-cell>
          <table:table-cell/>
          <table:table-cell office:value-type="string" calcext:value-type="string">
            <text:p>Q</text:p>
          </table:table-cell>
          <table:table-cell table:style-name="ce8" table:formula="of:=[.M26]/[.M35]" office:value-type="float" office:value="1376.33333333333" calcext:value-type="float">
            <text:p>1376</text:p>
          </table:table-cell>
          <table:table-cell table:style-name="ce8" table:formula="of:=[.N26]/[.N35]" office:value-type="float" office:value="1331.93548387081" calcext:value-type="float">
            <text:p>1332</text:p>
          </table:table-cell>
          <table:table-cell table:style-name="ce8" table:formula="of:=[.O26]/[.O35]" office:value-type="float" office:value="1331.9354838712" calcext:value-type="float">
            <text:p>1332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26" table:formula="of:=POWER([.$J$36]-[.B36]; 2)" office:value-type="float" office:value="1785.21316423006" calcext:value-type="float">
            <text:p>1785.21316423006</text:p>
          </table:table-cell>
          <table:table-cell table:style-name="ce26" table:formula="of:=POWER([.$J$36]-[.C36]; 2)" office:value-type="float" office:value="9901.4119318361" calcext:value-type="float">
            <text:p>9901.4119318361</text:p>
          </table:table-cell>
          <table:table-cell table:style-name="ce26" table:formula="of:=POWER([.$J$36]-[.D36]; 2)" office:value-type="float" office:value="9056.58662637353" calcext:value-type="float">
            <text:p>9056.58662637353</text:p>
          </table:table-cell>
          <table:table-cell table:style-name="ce26" table:formula="of:=POWER([.$J$36]-[.E36]; 2)" office:value-type="float" office:value="4039.27429373003" calcext:value-type="float">
            <text:p>4039.27429373003</text:p>
          </table:table-cell>
          <table:table-cell table:style-name="ce26" table:formula="of:=POWER([.$J$36]-[.F36]; 2)" office:value-type="float" office:value="3601.82039436033" calcext:value-type="float">
            <text:p>3601.82039436033</text:p>
          </table:table-cell>
          <table:table-cell table:style-name="ce26" table:formula="of:=POWER([.$J$36]-[.G36]; 2)" office:value-type="float" office:value="1612.11162782207" calcext:value-type="float">
            <text:p>1612.11162782207</text:p>
          </table:table-cell>
          <table:table-cell table:style-name="ce26" table:formula="of:=POWER([.$J$36]-[.H36]; 2)" office:value-type="float" office:value="61546.3387813135" calcext:value-type="float">
            <text:p>61546.3387813135</text:p>
          </table:table-cell>
          <table:table-cell table:style-name="ce26" table:formula="of:=POWER([.$J$36]-[.I36]; 2)" office:value-type="float" office:value="2157.76396211263" calcext:value-type="float">
            <text:p>2157.76396211263</text:p>
          </table:table-cell>
          <table:table-cell table:style-name="ce8" table:formula="of:=SQRT(SUM([.B38:.I38])/56)" office:value-type="float" office:value="40.9050557436229" calcext:value-type="float">
            <text:p>41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 table:style-name="ce3"/>
          <table:table-cell table:style-name="ce9" table:number-columns-repeated="8"/>
          <table:table-cell table:style-name="ce33" table:formula="of:=SQRT([.J38]*[.J38]+[.J37]*[.J37])" office:value-type="float" office:value="48.1784782727975" calcext:value-type="float">
            <text:p>48</text:p>
          </table:table-cell>
          <table:table-cell table:style-name="ce9" table:number-columns-repeated="5"/>
          <table:table-cell table:style-name="ce16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Стержень 3</text:p>
          </table:table-cell>
          <table:table-cell table:style-name="ce17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материал</text:p>
          </table:table-cell>
          <table:table-cell office:value-type="string" calcext:value-type="string">
            <text:p>дюраль</text:p>
          </table:table-cell>
          <table:table-cell table:number-columns-repeated="12"/>
          <table:table-cell office:value-type="string" calcext:value-type="string">
            <text:p>\sigma_k_случ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sigma</text:p>
          </table:table-cell>
          <table:table-cell table:number-columns-repeated="11"/>
          <table:table-cell office:value-type="string" calcext:value-type="string">
            <text:p>\varepsilon_k_приб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table:number-columns-repeated="11"/>
          <table:table-cell office:value-type="string" calcext:value-type="string">
            <text:p>материал</text:p>
          </table:table-cell>
          <table:table-cell office:value-type="string" calcext:value-type="string">
            <text:p>медь</text:p>
          </table:table-cell>
          <table:table-cell office:value-type="string" calcext:value-type="string">
            <text:p>сталь</text:p>
          </table:table-cell>
          <table:table-cell office:value-type="string" calcext:value-type="string">
            <text:p>дюраль</text:p>
          </table:table-cell>
        </table:table-row>
        <table:table-row table:style-name="ro1">
          <table:table-cell office:value-type="string" calcext:value-type="string">
            <text:p>u, м/с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float" office:value="3217" calcext:value-type="float">
            <text:p>3217</text:p>
          </table:table-cell>
          <table:table-cell office:value-type="float" office:value="4129" calcext:value-type="float">
            <text:p>4129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f_предв</text:p>
          </table:table-cell>
          <table:table-cell table:number-columns-repeated="13"/>
          <table:table-cell office:value-type="string" calcext:value-type="string">
            <text:p>\varepsilon_k</text:p>
          </table:table-cell>
          <table:table-cell table:style-name="ce37" table:formula="of:=SQRT([.P44]*[.P44] + POWER([.P43]/[.P46]; 2))" office:value-type="percentage" office:value="0.010019306735003" calcext:value-type="percentage">
            <text:p>1%</text:p>
          </table:table-cell>
          <table:table-cell table:style-name="ce37" table:formula="of:=SQRT([.Q44]*[.Q44] + POWER([.Q43]/[.Q46]; 2))" office:value-type="percentage" office:value="0.0100029323551471" calcext:value-type="percentage">
            <text:p>1%</text:p>
          </table:table-cell>
          <table:table-cell table:style-name="ce37" table:formula="of:=SQRT([.R44]*[.R44] + POWER([.R43]/[.R46]; 2))" office:value-type="percentage" office:value="0.010011103065428" calcext:value-type="percentage">
            <text:p>1%</text:p>
          </table:table-cell>
        </table:table-row>
        <table:table-row table:style-name="ro1">
          <table:table-cell office:value-type="string" calcext:value-type="string">
            <text:p>резонанс</text:p>
          </table:table-cell>
          <table:table-cell table:number-columns-repeated="13"/>
          <table:table-cell office:value-type="string" calcext:value-type="string">
            <text:p>u</text:p>
          </table:table-cell>
          <table:table-cell table:style-name="ce8" table:formula="of:=2*[.P46]*[.$B$4]/100" office:value-type="float" office:value="3860.4" calcext:value-type="float">
            <text:p>3860</text:p>
          </table:table-cell>
          <table:table-cell table:style-name="ce8" table:formula="of:=2*[.Q46]*[.$B$4]/100" office:value-type="float" office:value="4954.8" calcext:value-type="float">
            <text:p>4955</text:p>
          </table:table-cell>
          <table:table-cell table:style-name="ce8" table:formula="of:=2*[.R46]*[.$B$4]/100" office:value-type="float" office:value="5091.6" calcext:value-type="float">
            <text:p>509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0.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\sigma_u</text:p>
          </table:table-cell>
          <table:table-cell table:style-name="ce8" table:formula="of:=[.P48]*SQRT(POWER([.$C$4]/[.$B$4]; 2) + POWER([.P47]; 2))" office:value-type="float" office:value="38.812084522736" calcext:value-type="float">
            <text:p>39</text:p>
          </table:table-cell>
          <table:table-cell table:style-name="ce8" table:formula="of:=[.Q48]*SQRT(POWER([.$C$4]/[.$B$4]; 2) + POWER([.Q47]; 2))" office:value-type="float" office:value="49.7342230762681" calcext:value-type="float">
            <text:p>50</text:p>
          </table:table-cell>
          <table:table-cell table:style-name="ce8" table:formula="of:=[.R48]*SQRT(POWER([.$C$4]/[.$B$4]; 2) + POWER([.R47]; 2))" office:value-type="float" office:value="51.1488231047402" calcext:value-type="float">
            <text:p>51</text:p>
          </table:table-cell>
        </table:table-row>
        <table:table-row table:style-name="ro1">
          <table:table-cell office:value-type="string" calcext:value-type="string">
            <text:p>f, Гц</text:p>
          </table:table-cell>
          <table:table-cell table:style-name="ce6" table:formula="of:=2.1235*1000" office:value-type="float" office:value="2123.5" calcext:value-type="float">
            <text:p>2123.5</text:p>
          </table:table-cell>
          <table:table-cell table:style-name="ce6" table:formula="of:=4.2462*1000" office:value-type="float" office:value="4246.2" calcext:value-type="float">
            <text:p>4246.2</text:p>
          </table:table-cell>
          <table:table-cell table:style-name="ce6" table:formula="of:=8.5142*1000" office:value-type="float" office:value="8514.2" calcext:value-type="float">
            <text:p>8514.2</text:p>
          </table:table-cell>
          <table:table-cell table:style-name="ce6" table:formula="of:=12.742*1000" office:value-type="float" office:value="12742" calcext:value-type="float">
            <text:p>12742.0</text:p>
          </table:table-cell>
          <table:table-cell table:style-name="ce6" table:formula="of:=16.998*1000" office:value-type="float" office:value="16998" calcext:value-type="float">
            <text:p>16998.0</text:p>
          </table:table-cell>
          <table:table-cell table:style-name="ce6" table:formula="of:=21.225*1000" office:value-type="float" office:value="21225" calcext:value-type="float">
            <text:p>21225.0</text:p>
          </table:table-cell>
          <table:table-cell table:style-name="ce6" table:formula="of:=25.453*1000" office:value-type="float" office:value="25453" calcext:value-type="float">
            <text:p>25453.0</text:p>
          </table:table-cell>
          <table:table-cell table:style-name="ce30" table:formula="of:=29.662*1000" office:value-type="float" office:value="29662" calcext:value-type="float">
            <text:p>29662.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теор, Гц</text:p>
          </table:table-cell>
          <table:table-cell table:style-name="ce6" table:formula="of:=[.$C$50]*[.B49]" office:value-type="float" office:value="2123.1" calcext:value-type="float">
            <text:p>2123.1</text:p>
          </table:table-cell>
          <table:table-cell table:style-name="ce6"/>
          <table:table-cell table:style-name="ce6" table:formula="of:=[.$C$50]*[.D49]" office:value-type="float" office:value="8492.4" calcext:value-type="float">
            <text:p>8492.4</text:p>
          </table:table-cell>
          <table:table-cell table:style-name="ce6" table:formula="of:=[.$C$50]*[.E49]" office:value-type="float" office:value="12738.6" calcext:value-type="float">
            <text:p>12738.6</text:p>
          </table:table-cell>
          <table:table-cell table:style-name="ce6" table:formula="of:=[.$C$50]*[.F49]" office:value-type="float" office:value="16984.8" calcext:value-type="float">
            <text:p>16984.8</text:p>
          </table:table-cell>
          <table:table-cell table:style-name="ce6" table:formula="of:=[.$C$50]*[.G49]" office:value-type="float" office:value="21231" calcext:value-type="float">
            <text:p>21231.0</text:p>
          </table:table-cell>
          <table:table-cell table:style-name="ce6" table:formula="of:=[.$C$50]*[.H49]" office:value-type="float" office:value="25477.2" calcext:value-type="float">
            <text:p>25477.2</text:p>
          </table:table-cell>
          <table:table-cell table:style-name="ce30" table:formula="of:=[.$C$50]*[.I49]" office:value-type="float" office:value="29723.4" calcext:value-type="float">
            <text:p>29723.4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материал</text:p>
          </table:table-cell>
          <table:table-cell office:value-type="string" calcext:value-type="string">
            <text:p>медь</text:p>
          </table:table-cell>
          <table:table-cell office:value-type="string" calcext:value-type="string">
            <text:p>сталь</text:p>
          </table:table-cell>
          <table:table-cell office:value-type="string" calcext:value-type="string">
            <text:p>дюраль</text:p>
          </table:table-cell>
        </table:table-row>
        <table:table-row table:style-name="ro1">
          <table:table-cell office:value-type="string" calcext:value-type="string">
            <text:p>d, мм</text:p>
          </table:table-cell>
          <table:table-cell table:style-name="ce5" office:value-type="float" office:value="12.05" calcext:value-type="float">
            <text:p>12.05</text:p>
          </table:table-cell>
          <table:table-cell table:style-name="ce5" office:value-type="float" office:value="11.85" calcext:value-type="float">
            <text:p>11.85</text:p>
          </table:table-cell>
          <table:table-cell table:number-columns-repeated="2" table:style-name="ce5" office:value-type="float" office:value="11.73" calcext:value-type="float">
            <text:p>11.73</text:p>
          </table:table-cell>
          <table:table-cell table:style-name="ce5" office:value-type="float" office:value="11.85" calcext:value-type="float">
            <text:p>11.85</text:p>
          </table:table-cell>
          <table:table-cell table:style-name="ce5" office:value-type="float" office:value="11.74" calcext:value-type="float">
            <text:p>11.74</text:p>
          </table:table-cell>
          <table:table-cell table:style-name="ce5" office:value-type="float" office:value="11.75" calcext:value-type="float">
            <text:p>11.75</text:p>
          </table:table-cell>
          <table:table-cell table:style-name="ce29" office:value-type="float" office:value="12.12" calcext:value-type="float">
            <text:p>12.12</text:p>
          </table:table-cell>
          <table:table-cell table:number-columns-repeated="5"/>
          <table:table-cell office:value-type="string" calcext:value-type="string">
            <text:p>\rho</text:p>
          </table:table-cell>
          <table:table-cell office:value-type="float" office:value="8867" calcext:value-type="float">
            <text:p>8867</text:p>
          </table:table-cell>
          <table:table-cell office:value-type="float" office:value="7841" calcext:value-type="float">
            <text:p>7841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h, мм</text:p>
          </table:table-cell>
          <table:table-cell table:number-columns-repeated="3" table:style-name="ce6" office:value-type="float" office:value="30.1" calcext:value-type="float">
            <text:p>30.1</text:p>
          </table:table-cell>
          <table:table-cell table:style-name="ce6" office:value-type="float" office:value="30.8" calcext:value-type="float">
            <text:p>30.8</text:p>
          </table:table-cell>
          <table:table-cell table:style-name="ce6" office:value-type="float" office:value="40.1" calcext:value-type="float">
            <text:p>40.1</text:p>
          </table:table-cell>
          <table:table-cell table:style-name="ce6" office:value-type="float" office:value="41.4" calcext:value-type="float">
            <text:p>41.4</text:p>
          </table:table-cell>
          <table:table-cell table:style-name="ce6" office:value-type="float" office:value="41.5" calcext:value-type="float">
            <text:p>41.5</text:p>
          </table:table-cell>
          <table:table-cell table:style-name="ce30" office:value-type="float" office:value="41.2" calcext:value-type="float">
            <text:p>41.2</text:p>
          </table:table-cell>
          <table:table-cell table:number-columns-repeated="5"/>
          <table:table-cell office:value-type="string" calcext:value-type="string">
            <text:p>\sigma_\rho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, г</text:p>
          </table:table-cell>
          <table:table-cell table:style-name="ce7" office:value-type="float" office:value="9.485" calcext:value-type="float">
            <text:p>9.485</text:p>
          </table:table-cell>
          <table:table-cell table:style-name="ce7" office:value-type="float" office:value="9.193" calcext:value-type="float">
            <text:p>9.193</text:p>
          </table:table-cell>
          <table:table-cell table:style-name="ce7" office:value-type="float" office:value="8.992" calcext:value-type="float">
            <text:p>8.992</text:p>
          </table:table-cell>
          <table:table-cell table:style-name="ce7" office:value-type="float" office:value="9.26" calcext:value-type="float">
            <text:p>9.260</text:p>
          </table:table-cell>
          <table:table-cell table:style-name="ce7" office:value-type="float" office:value="12.178" calcext:value-type="float">
            <text:p>12.178</text:p>
          </table:table-cell>
          <table:table-cell table:style-name="ce7" office:value-type="float" office:value="12.452" calcext:value-type="float">
            <text:p>12.452</text:p>
          </table:table-cell>
          <table:table-cell table:style-name="ce7" office:value-type="float" office:value="12.48" calcext:value-type="float">
            <text:p>12.480</text:p>
          </table:table-cell>
          <table:table-cell table:style-name="ce31" office:value-type="float" office:value="13.232" calcext:value-type="float">
            <text:p>13.232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style-name="ce38" table:formula="of:=[.P48]*[.P48]*[.P54]" office:value-type="float" office:value="132142135914.72" calcext:value-type="float">
            <text:p>132,142,135,915</text:p>
          </table:table-cell>
          <table:table-cell table:style-name="ce38" table:formula="of:=[.Q48]*[.Q48]*[.Q54]" office:value-type="float" office:value="192496887476.64" calcext:value-type="float">
            <text:p>192,496,887,477</text:p>
          </table:table-cell>
          <table:table-cell table:style-name="ce38" table:formula="of:=[.R48]*[.R48]*[.R54]" office:value-type="float" office:value="71836486241.76" calcext:value-type="float">
            <text:p>71,836,486,242</text:p>
          </table:table-cell>
        </table:table-row>
        <table:table-row table:style-name="ro1">
          <table:table-cell office:value-type="string" calcext:value-type="string">
            <text:p>\rho</text:p>
          </table:table-cell>
          <table:table-cell table:style-name="ce8" table:formula="of:=[.B56]/(PI() * POWER([.B54]/1000; 2) /4 * [.B55]/1000) /1000" office:value-type="float" office:value="2763.16528779759" calcext:value-type="float">
            <text:p>2763</text:p>
          </table:table-cell>
          <table:table-cell table:style-name="ce8" table:formula="of:=[.C56]/(PI() * POWER([.C54]/1000; 2) /4 * [.C55]/1000) /1000" office:value-type="float" office:value="2769.26286818697" calcext:value-type="float">
            <text:p>2769</text:p>
          </table:table-cell>
          <table:table-cell table:style-name="ce8" table:formula="of:=[.D56]/(PI() * POWER([.D54]/1000; 2) /4 * [.D55]/1000) /1000" office:value-type="float" office:value="2764.41917693949" calcext:value-type="float">
            <text:p>2764</text:p>
          </table:table-cell>
          <table:table-cell table:style-name="ce8" table:formula="of:=[.E56]/(PI() * POWER([.E54]/1000; 2) /4 * [.E55]/1000) /1000" office:value-type="float" office:value="2782.1104311756" calcext:value-type="float">
            <text:p>2782</text:p>
          </table:table-cell>
          <table:table-cell table:style-name="ce8" table:formula="of:=[.F56]/(PI() * POWER([.F54]/1000; 2) /4 * [.F55]/1000) /1000" office:value-type="float" office:value="2753.62638922195" calcext:value-type="float">
            <text:p>2754</text:p>
          </table:table-cell>
          <table:table-cell table:style-name="ce8" table:formula="of:=[.G56]/(PI() * POWER([.G54]/1000; 2) /4 * [.G55]/1000) /1000" office:value-type="float" office:value="2778.51468014067" calcext:value-type="float">
            <text:p>2779</text:p>
          </table:table-cell>
          <table:table-cell table:style-name="ce8" table:formula="of:=[.H56]/(PI() * POWER([.H54]/1000; 2) /4 * [.H55]/1000) /1000" office:value-type="float" office:value="2773.32568618758" calcext:value-type="float">
            <text:p>2773</text:p>
          </table:table-cell>
          <table:table-cell table:style-name="ce32" table:formula="of:=[.I56]/(PI() * POWER([.I54]/1000; 2) /4 * [.I55]/1000) /1000" office:value-type="float" office:value="2783.76874947318" calcext:value-type="float">
            <text:p>2784</text:p>
          </table:table-cell>
          <table:table-cell table:style-name="ce8" table:formula="of:=AVERAGE([.B57:.I57])" office:value-type="float" office:value="2771.02415864038" calcext:value-type="float">
            <text:p>2771</text:p>
          </table:table-cell>
          <table:table-cell table:number-columns-repeated="4"/>
          <table:table-cell office:value-type="string" calcext:value-type="string">
            <text:p>\sigma_E</text:p>
          </table:table-cell>
          <table:table-cell table:style-name="ce38" table:formula="of:=SQRT(POWER([.P49]*[.P56]*2/[.P48]; 2) + POWER([.P55]*[.P56]/[.P54]; 2))" office:value-type="float" office:value="2694438548.79498" calcext:value-type="float">
            <text:p>2,694,438,549</text:p>
          </table:table-cell>
          <table:table-cell table:style-name="ce38" table:formula="of:=SQRT(POWER([.Q49]*[.Q56]*2/[.Q48]; 2) + POWER([.Q55]*[.Q56]/[.Q54]; 2))" office:value-type="float" office:value="4040083757.00326" calcext:value-type="float">
            <text:p>4,040,083,757</text:p>
          </table:table-cell>
          <table:table-cell table:style-name="ce38" table:formula="of:=SQRT(POWER([.R49]*[.R56]*2/[.R48]; 2) + POWER([.R55]*[.R56]/[.R54]; 2))" office:value-type="float" office:value="1466397180.41021" calcext:value-type="float">
            <text:p>1,466,397,180</text:p>
          </table:table-cell>
        </table:table-row>
        <table:table-row table:style-name="ro1">
          <table:table-cell office:value-type="string" calcext:value-type="string">
            <text:p>\sigma_\rho</text:p>
          </table:table-cell>
          <table:table-cell table:style-name="ce8" table:formula="of:=SQRT(POWER([.$M$4]*[.B57]/[.B56]; 2) + POWER([.$M$3] * [.B57]/[.B55]; 2) + POWER([.$M$2] * 2 * [.B57]/[.B54]; 2))" office:value-type="float" office:value="10.2989430868119" calcext:value-type="float">
            <text:p>10</text:p>
          </table:table-cell>
          <table:table-cell table:style-name="ce8" table:formula="of:=SQRT(POWER([.$M$4]*[.C57]/[.C56]; 2) + POWER([.$M$3] * [.C57]/[.C55]; 2) + POWER([.$M$2] * 2 * [.C57]/[.C54]; 2))" office:value-type="float" office:value="10.3588373717704" calcext:value-type="float">
            <text:p>10</text:p>
          </table:table-cell>
          <table:table-cell table:style-name="ce8" table:formula="of:=SQRT(POWER([.$M$4]*[.D57]/[.D56]; 2) + POWER([.$M$3] * [.D57]/[.D55]; 2) + POWER([.$M$2] * 2 * [.D57]/[.D54]; 2))" office:value-type="float" office:value="10.3641173429657" calcext:value-type="float">
            <text:p>10</text:p>
          </table:table-cell>
          <table:table-cell table:style-name="ce8" table:formula="of:=SQRT(POWER([.$M$4]*[.E57]/[.E56]; 2) + POWER([.$M$3] * [.E57]/[.E55]; 2) + POWER([.$M$2] * 2 * [.E57]/[.E54]; 2))" office:value-type="float" office:value="10.242358576997" calcext:value-type="float">
            <text:p>10</text:p>
          </table:table-cell>
          <table:table-cell table:style-name="ce8" table:formula="of:=SQRT(POWER([.$M$4]*[.F57]/[.F56]; 2) + POWER([.$M$3] * [.F57]/[.F55]; 2) + POWER([.$M$2] * 2 * [.F57]/[.F54]; 2))" office:value-type="float" office:value="8.31946111590764" calcext:value-type="float">
            <text:p>8</text:p>
          </table:table-cell>
          <table:table-cell table:style-name="ce8" table:formula="of:=SQRT(POWER([.$M$4]*[.G57]/[.G56]; 2) + POWER([.$M$3] * [.G57]/[.G55]; 2) + POWER([.$M$2] * 2 * [.G57]/[.G54]; 2))" office:value-type="float" office:value="8.23990682125242" calcext:value-type="float">
            <text:p>8</text:p>
          </table:table-cell>
          <table:table-cell table:style-name="ce8" table:formula="of:=SQRT(POWER([.$M$4]*[.H57]/[.H56]; 2) + POWER([.$M$3] * [.H57]/[.H55]; 2) + POWER([.$M$2] * 2 * [.H57]/[.H54]; 2))" office:value-type="float" office:value="8.20894157425443" calcext:value-type="float">
            <text:p>8</text:p>
          </table:table-cell>
          <table:table-cell table:style-name="ce8" table:formula="of:=SQRT(POWER([.$M$4]*[.I57]/[.I56]; 2) + POWER([.$M$3] * [.I57]/[.I55]; 2) + POWER([.$M$2] * 2 * [.I57]/[.I54]; 2))" office:value-type="float" office:value="8.19472318702106" calcext:value-type="float">
            <text:p>8</text:p>
          </table:table-cell>
          <table:table-cell table:style-name="ce8" table:formula="of:=AVERAGE([.B58:.I58])" office:value-type="float" office:value="9.27841113462257" calcext:value-type="float">
            <text:p>9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6" table:formula="of:=POWER([.$J$57]-[.B57]; 2)" office:value-type="float" office:value="61.7618509236851" calcext:value-type="float">
            <text:p>61.7618509236851</text:p>
          </table:table-cell>
          <table:table-cell table:style-name="ce26" table:formula="of:=POWER([.$J$57]-[.C57]; 2)" office:value-type="float" office:value="3.10214406126469" calcext:value-type="float">
            <text:p>3.10214406126469</text:p>
          </table:table-cell>
          <table:table-cell table:style-name="ce26" table:formula="of:=POWER([.$J$57]-[.D57]; 2)" office:value-type="float" office:value="43.6257832691307" calcext:value-type="float">
            <text:p>43.6257832691307</text:p>
          </table:table-cell>
          <table:table-cell table:style-name="ce26" table:formula="of:=POWER([.$J$57]-[.E57]; 2)" office:value-type="float" office:value="122.905438725242" calcext:value-type="float">
            <text:p>122.905438725242</text:p>
          </table:table-cell>
          <table:table-cell table:style-name="ce26" table:formula="of:=POWER([.$J$57]-[.F57]; 2)" office:value-type="float" office:value="302.68238073689" calcext:value-type="float">
            <text:p>302.68238073689</text:p>
          </table:table-cell>
          <table:table-cell table:style-name="ce26" table:formula="of:=POWER([.$J$57]-[.G57]; 2)" office:value-type="float" office:value="56.1079123463615" calcext:value-type="float">
            <text:p>56.1079123463615</text:p>
          </table:table-cell>
          <table:table-cell table:style-name="ce26" table:formula="of:=POWER([.$J$57]-[.H57]; 2)" office:value-type="float" office:value="5.29702905053436" calcext:value-type="float">
            <text:p>5.29702905053436</text:p>
          </table:table-cell>
          <table:table-cell table:style-name="ce26" table:formula="of:=POWER([.$J$57]-[.I57]; 2)" office:value-type="float" office:value="162.424595495582" calcext:value-type="float">
            <text:p>162.424595495582</text:p>
          </table:table-cell>
          <table:table-cell table:style-name="ce8" table:formula="of:=SQRT(SUM([.B59:.I59])/56)" office:value-type="float" office:value="3.6788661262888" calcext:value-type="float">
            <text:p>4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17" table:number-columns-repeated="7"/>
          <table:table-cell/>
          <table:table-cell table:style-name="ce8" table:formula="of:=SQRT([.J59]*[.J59]+[.J58]*[.J58])" office:value-type="float" office:value="9.9811306553037" calcext:value-type="float">
            <text:p>10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_ст, Гц</text:p>
          </table:table-cell>
          <table:table-cell table:style-name="ce6" table:formula="of:=4.1286*1000" office:value-type="float" office:value="4128.6" calcext:value-type="float">
            <text:p>4128.6</text:p>
          </table:table-cell>
          <table:table-cell table:style-name="ce6" table:formula="of:=8.2851*1000" office:value-type="float" office:value="8285.1" calcext:value-type="float">
            <text:p>8285.1</text:p>
          </table:table-cell>
          <table:table-cell table:style-name="ce6" table:formula="of:=12.4*1000" office:value-type="float" office:value="12400" calcext:value-type="float">
            <text:p>12400.0</text:p>
          </table:table-cell>
          <table:table-cell table:style-name="ce6" table:formula="of:=16.529*1000" office:value-type="float" office:value="16529" calcext:value-type="float">
            <text:p>16529.0</text:p>
          </table:table-cell>
          <table:table-cell table:style-name="ce6" table:formula="of:=20.653*1000" office:value-type="float" office:value="20653" calcext:value-type="float">
            <text:p>20653.0</text:p>
          </table:table-cell>
          <table:table-cell table:style-name="ce6" table:formula="of:=24.772*1000" office:value-type="float" office:value="24772" calcext:value-type="float">
            <text:p>24772.0</text:p>
          </table:table-cell>
          <table:table-cell table:style-name="ce6" table:formula="of:=28.882*1000" office:value-type="float" office:value="28882" calcext:value-type="float">
            <text:p>28882.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_дюр, Гц</text:p>
          </table:table-cell>
          <table:table-cell table:style-name="ce6" table:formula="of:=4.2462*1000" office:value-type="float" office:value="4246.2" calcext:value-type="float">
            <text:p>4246.2</text:p>
          </table:table-cell>
          <table:table-cell table:style-name="ce6" table:formula="of:=8.5142*1000" office:value-type="float" office:value="8514.2" calcext:value-type="float">
            <text:p>8514.2</text:p>
          </table:table-cell>
          <table:table-cell table:style-name="ce6" table:formula="of:=12.742*1000" office:value-type="float" office:value="12742" calcext:value-type="float">
            <text:p>12742.0</text:p>
          </table:table-cell>
          <table:table-cell table:style-name="ce6" table:formula="of:=16.998*1000" office:value-type="float" office:value="16998" calcext:value-type="float">
            <text:p>16998.0</text:p>
          </table:table-cell>
          <table:table-cell table:style-name="ce6" table:formula="of:=21.225*1000" office:value-type="float" office:value="21225" calcext:value-type="float">
            <text:p>21225.0</text:p>
          </table:table-cell>
          <table:table-cell table:style-name="ce6" table:formula="of:=25.453*1000" office:value-type="float" office:value="25453" calcext:value-type="float">
            <text:p>25453.0</text:p>
          </table:table-cell>
          <table:table-cell table:style-name="ce13" table:formula="of:=29.662*1000" office:value-type="float" office:value="29662" calcext:value-type="float">
            <text:p>29662.0</text:p>
          </table:table-cell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table:formula="of:=[$Sheet1.M26]" office:value-type="float" office:value="4129" calcext:value-type="float">
            <text:p>4129</text:p>
          </table:table-cell>
          <table:table-cell/>
          <table:table-cell table:style-name="ce40" table:formula="of:=SQRT(POWER([.$H$13]/[.$H$11]; 2))" office:value-type="float" office:value="0.0000726568176313877" calcext:value-type="float">
            <text:p>0.000072657</text:p>
          </table:table-cell>
          <table:table-cell table:style-name="ce40" table:formula="of:=SQRT(POWER([.$H$13]/[.$H$11]; 2))" office:value-type="float" office:value="0.0000726568176313877" calcext:value-type="float">
            <text:p>0.000072657</text:p>
          </table:table-cell>
          <table:table-cell table:style-name="ce40" table:formula="of:=SQRT(POWER([.$H$13]/[.$H$11]; 2))" office:value-type="float" office:value="0.0000726568176313877" calcext:value-type="float">
            <text:p>0.000072657</text:p>
          </table:table-cell>
        </table:table-row>
        <table:table-row table:style-name="ro1">
          <table:table-cell/>
          <table:table-cell office:value-type="string" calcext:value-type="string">
            <text:p>№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[.$H$13]/[.C15]" office:value-type="float" office:value="0.1" calcext:value-type="float">
            <text:p>0.1</text:p>
          </table:table-cell>
          <table:table-cell table:formula="of:=[.$H$13]/[.D15]" office:value-type="float" office:value="0.0967741935483758" calcext:value-type="float">
            <text:p>0.0967741935483758</text:p>
          </table:table-cell>
          <table:table-cell table:formula="of:=[.$H$13]/[.E15]" office:value-type="float" office:value="0.0967741935484041" calcext:value-type="float">
            <text:p>0.0967741935484041</text:p>
          </table:table-cell>
        </table:table-row>
        <table:table-row table:style-name="ro1">
          <table:table-cell/>
          <table:table-cell office:value-type="string" calcext:value-type="string">
            <text:p>f_1 </text:p>
          </table:table-cell>
          <table:table-cell table:formula="of:=4.1273*1000" office:value-type="float" office:value="4127.3" calcext:value-type="float">
            <text:p>4127.3</text:p>
          </table:table-cell>
          <table:table-cell table:formula="of:=4.1274*1000" office:value-type="float" office:value="4127.4" calcext:value-type="float">
            <text:p>4127.4</text:p>
          </table:table-cell>
          <table:table-cell table:formula="of:=4.1273*1000" office:value-type="float" office:value="4127.3" calcext:value-type="float">
            <text:p>4127.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formula="of:=SQRT([.J12]*[.J12] + [.J11]*[.J11])" office:value-type="float" office:value="0.100000026395062" calcext:value-type="float">
            <text:p>0.100000026395062</text:p>
          </table:table-cell>
          <table:table-cell table:formula="of:=SQRT([.K12]*[.K12] + [.K11]*[.K11])" office:value-type="float" office:value="0.0967742208232732" calcext:value-type="float">
            <text:p>0.0967742208232732</text:p>
          </table:table-cell>
          <table:table-cell table:formula="of:=SQRT([.L12]*[.L12] + [.L11]*[.L11])" office:value-type="float" office:value="0.0967742208233016" calcext:value-type="float">
            <text:p>0.0967742208233016</text:p>
          </table:table-cell>
        </table:table-row>
        <table:table-row table:style-name="ro1">
          <table:table-cell/>
          <table:table-cell office:value-type="string" calcext:value-type="string">
            <text:p>f_2 </text:p>
          </table:table-cell>
          <table:table-cell table:style-name="ce6" table:formula="of:=4.1303*1000" office:value-type="float" office:value="4130.3" calcext:value-type="float">
            <text:p>4130.3</text:p>
          </table:table-cell>
          <table:table-cell table:formula="of:=4.1305*1000" office:value-type="float" office:value="4130.5" calcext:value-type="float">
            <text:p>4130.5</text:p>
          </table:table-cell>
          <table:table-cell table:formula="of:=4.1304*1000" office:value-type="float" office:value="4130.4" calcext:value-type="float">
            <text:p>4130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table:formula="of:=ABS([.C14]-[.C13])" office:value-type="float" office:value="3" calcext:value-type="float">
            <text:p>3.0</text:p>
          </table:table-cell>
          <table:table-cell table:style-name="ce6" table:formula="of:=ABS([.D14]-[.D13])" office:value-type="float" office:value="3.10000000000036" calcext:value-type="float">
            <text:p>3.1</text:p>
          </table:table-cell>
          <table:table-cell table:style-name="ce6" table:formula="of:=ABS([.E14]-[.E13])" office:value-type="float" office:value="3.09999999999945" calcext:value-type="float">
            <text:p>3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table:formula="of:=[$Sheet1.M37]" office:value-type="float" office:value="1376.33333333333" calcext:value-type="float">
            <text:p>1376</text:p>
          </table:table-cell>
          <table:table-cell table:style-name="ce8" table:formula="of:=[$Sheet1.N37]" office:value-type="float" office:value="1331.93548387081" calcext:value-type="float">
            <text:p>1332</text:p>
          </table:table-cell>
          <table:table-cell table:style-name="ce8" table:formula="of:=[$Sheet1.O37]" office:value-type="float" office:value="1331.9354838712" calcext:value-type="float">
            <text:p>1332</text:p>
          </table:table-cell>
          <table:table-cell table:style-name="ce8" table:formula="of:=AVERAGE([.C16:.E16])" office:value-type="float" office:value="1346.73476702512" calcext:value-type="float">
            <text:p>134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table:formula="of:=[.C16]*[.J13]" office:value-type="float" office:value="137.633369661737" calcext:value-type="float">
            <text:p>138</text:p>
          </table:table-cell>
          <table:table-cell table:style-name="ce8" table:formula="of:=[.D16]*[.K13]" office:value-type="float" office:value="128.897018638467" calcext:value-type="float">
            <text:p>129</text:p>
          </table:table-cell>
          <table:table-cell table:style-name="ce8" table:formula="of:=[.E16]*[.L13]" office:value-type="float" office:value="128.897018638543" calcext:value-type="float">
            <text:p>129</text:p>
          </table:table-cell>
          <table:table-cell table:style-name="ce8" table:formula="of:=AVERAGE([.C17:.E17])" office:value-type="float" office:value="131.809135646249" calcext:value-type="float">
            <text:p>132</text:p>
          </table:table-cell>
          <table:table-cell table:formula="of:=SQRT(SUM([.C18:.E18])/6)" office:value-type="float" office:value="14.7992831541088" calcext:value-type="float">
            <text:p>14.79928315410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POWER([.C16]-[.$F$16]; 2)" office:value-type="float" office:value="876.075127501957" calcext:value-type="float">
            <text:p>876.075127501957</text:p>
          </table:table-cell>
          <table:table-cell table:formula="of:=POWER([.D16]-[.$F$16]; 2)" office:value-type="float" office:value="219.018781881273" calcext:value-type="float">
            <text:p>219.018781881273</text:p>
          </table:table-cell>
          <table:table-cell table:formula="of:=POWER([.E16]-[.$F$16]; 2)" office:value-type="float" office:value="219.018781869705" calcext:value-type="float">
            <text:p>219.0187818697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" number:min-decimal-places="1" number:min-integer-digits="1" number:grouping="true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4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30:45.743920535</meta:creation-date>
    <meta:generator>LibreOffice/7.3.7.2$Linux_X86_64 LibreOffice_project/30$Build-2</meta:generator>
    <dc:date>2023-12-12T00:07:52.966638782</dc:date>
    <meta:editing-duration>P3DT8H30M25S</meta:editing-duration>
    <meta:editing-cycles>125</meta:editing-cycles>
    <meta:document-statistic meta:table-count="2" meta:cell-count="461" meta:object-count="0"/>
  </office:meta>
</office:document-meta>
</file>